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NewRoman" svg:font-family="TimesNew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size="10pt" style:font-size-asian="10pt" style:font-size-complex="10pt"/>
    </style:style>
    <style:style style:name="P2"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3" style:family="paragraph" style:parent-style-name="Text_20_body" style:list-style-name="L1">
      <style:text-properties fo:color="#000000" style:font-name="TimesNewRomanPSMT" fo:font-size="12pt" style:font-name-asian="TimesNewRomanPSMT" style:font-size-asian="12pt" style:font-name-complex="TimesNewRomanPSMT" style:font-size-complex="12pt"/>
    </style:style>
    <style:style style:name="P4" style:family="paragraph" style:parent-style-name="Text_20_body">
      <style:text-properties fo:color="#000000" style:font-name="TimesNewRomanPSMT" fo:font-size="10pt" style:font-name-asian="TimesNewRomanPSMT" style:font-size-asian="10pt" style:font-name-complex="TimesNewRomanPSMT" style:font-size-complex="10pt"/>
    </style:style>
    <style:style style:name="P5" style:family="paragraph" style:parent-style-name="Text_20_body">
      <style:text-properties fo:color="#000000" style:font-name="Times New Roman" fo:font-size="10pt" style:font-name-asian="TimesNewRomanPSMT" style:font-size-asian="10pt" style:font-name-complex="TimesNewRomanPSMT" style:font-size-complex="10pt"/>
    </style:style>
    <style:style style:name="P6" style:family="paragraph" style:parent-style-name="Text_20_body" style:list-style-name="L1">
      <style:text-properties fo:color="#000000" style:font-name="Times New Roman" fo:font-size="12pt" style:font-name-asian="TimesNewRomanPSMT" style:font-size-asian="12pt" style:font-name-complex="TimesNewRomanPSMT" style:font-size-complex="12pt"/>
    </style:style>
    <style:style style:name="P7" style:family="paragraph" style:parent-style-name="Text_20_body">
      <style:text-properties fo:color="#000000" style:font-name="TimesNewRoman" fo:font-size="10pt" style:font-name-asian="TimesNewRomanPSMT" style:font-size-asian="10pt" style:font-name-complex="TimesNewRomanPSMT" style:font-size-complex="10pt"/>
    </style:style>
    <style:style style:name="P8" style:family="paragraph" style:parent-style-name="Text_20_body">
      <style:text-properties style:font-name="Times New Roman" fo:font-size="10pt" style:font-size-asian="10pt" style:font-size-complex="10pt"/>
    </style:style>
    <style:style style:name="P9" style:family="paragraph" style:parent-style-name="Text_20_body" style:list-style-name="L1"/>
    <style:style style:name="P10" style:family="paragraph" style:parent-style-name="Text_20_body" style:list-style-name="L1">
      <style:paragraph-properties fo:break-before="page"/>
    </style:style>
    <style:style style:name="P11" style:family="paragraph" style:parent-style-name="Heading_20_6">
      <style:paragraph-properties fo:break-before="pag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6"><text:bookmark-start text:name="Diagrama componentes"/>D<text:bookmark-end text:name="Diagrama componentes"/>iccionario de clases</text:h>
      <text:list xml:id="list2048196580" text:style-name="L1">
        <text:list-item>
          <text:p text:style-name="P9">Centro Medico</text:p>
          <text:list>
            <text:list-item>
              <text:p text:style-name="P9">Descripción: Esta clase contiene los datos del centro.</text:p>
            </text:list-item>
          </text:list>
        </text:list-item>
        <text:list-item>
          <text:p text:style-name="P9">Usuario</text:p>
          <text:list>
            <text:list-item>
              <text:p text:style-name="P9">Descripción: Esta clase alberga los datos comunes de todas las personas relacionadas con el centro (que, hasta el momento, son todos).</text:p>
            </text:list-item>
          </text:list>
        </text:list-item>
        <text:list-item>
          <text:p text:style-name="P9">Paciente</text:p>
          <text:list>
            <text:list-item>
              <text:p text:style-name="P9">Descripción: La clase Paciente almacena los usuarios convalecientes.</text:p>
            </text:list-item>
            <text:list-item>
              <text:p text:style-name="P9">Métodos:</text:p>
              <text:list>
                <text:list-item>
                  <text:p text:style-name="P9">obtenerPaciente(Dni):Paciente</text:p>
                </text:list-item>
                <text:list-item>
                  <text:p text:style-name="P9">getPaciente(Dni):Paciente</text:p>
                </text:list-item>
                <text:list-item>
                  <text:p text:style-name="P9">existePaciente(Dni):boolean</text:p>
                </text:list-item>
                <text:list-item>
                  <text:p text:style-name="P9">existe(Dni):boolean</text:p>
                </text:list-item>
                <text:list-item>
                  <text:p text:style-name="P9">crear(datosPaciente,Pas):void</text:p>
                </text:list-item>
                <text:list-item>
                  <text:p text:style-name="P9">almacenarPaciente(paciente):void</text:p>
                </text:list-item>
                <text:list-item>
                  <text:p text:style-name="P9">getDatosPersonales():String</text:p>
                </text:list-item>
              </text:list>
            </text:list-item>
          </text:list>
        </text:list-item>
        <text:list-item>
          <text:p text:style-name="P9">Personal Medico</text:p>
          <text:list>
            <text:list-item>
              <text:p text:style-name="P9">Descripción: clase que contiene a todos los profesionales con los que el paciente puede tener una cita para poder ser atendido.</text:p>
            </text:list-item>
            <text:list-item>
              <text:p text:style-name="P9">Métodos:</text:p>
              <text:list>
                <text:list-item>
                  <text:p text:style-name="P9">existePersonal(Dni):boolean</text:p>
                </text:list-item>
                <text:list-item>
                  <text:p text:style-name="P9">existe(Dni):boolean</text:p>
                </text:list-item>
                <text:list-item>
                  <text:p text:style-name="P9">crear(DatosPersonal, Pas):void</text:p>
                </text:list-item>
                <text:list-item>
                  <text:p text:style-name="P9">almacenaPersonal(Personal):void</text:p>
                </text:list-item>
                <text:list-item>
                  <text:p text:style-name="P9">getDatosPersonal():string</text:p>
                </text:list-item>
              </text:list>
            </text:list-item>
          </text:list>
        </text:list-item>
        <text:list-item>
          <text:p text:style-name="P9">Medico</text:p>
          <text:list>
            <text:list-item>
              <text:p text:style-name="P9">Descripción: contiene a los médicos existentes en el centro.</text:p>
            </text:list-item>
          </text:list>
        </text:list-item>
        <text:list-item>
          <text:p text:style-name="P9">Analista</text:p>
          <text:list>
            <text:list-item>
              <text:p text:style-name="P9">Descripción: contiene a los analistas existentes en el centro.</text:p>
            </text:list-item>
          </text:list>
        </text:list-item>
        <text:list-item>
          <text:p text:style-name="P9">Radiologo</text:p>
          <text:list>
            <text:list-item>
              <text:p text:style-name="P9">Descripción: contiene a los radiólogos existentes en el centro.</text:p>
            </text:list-item>
          </text:list>
        </text:list-item>
        <text:list-item>
          <text:p text:style-name="P9">Farmacéutico</text:p>
          <text:list>
            <text:list-item>
              <text:p text:style-name="P9">Descripción: contiene a los farmacéuticos existentes en la farmacia del centro.</text:p>
            </text:list-item>
          </text:list>
        </text:list-item>
        <text:list-item>
          <text:p text:style-name="P9">Administrador</text:p>
          <text:list>
            <text:list-item>
              <text:p text:style-name="P9">Descripción: contiene al supervisor de todo el sistema.</text:p>
            </text:list-item>
          </text:list>
        </text:list-item>
        <text:list-item>
          <text:p text:style-name="P10">Cita</text:p>
          <text:list>
            <text:list-item>
              <text:p text:style-name="P9">Descripción: clase encargada de guardar las citas que tienen los pacientes con una persona del Personal Medico, ya sea para una consulta médica o para una prueba con un profesional destinado para tal fin.</text:p>
            </text:list-item>
            <text:list-item>
              <text:p text:style-name="P9">Métodos:</text:p>
              <text:list>
                <text:list-item>
                  <text:p text:style-name="P9">existeCita(Dni):boolean</text:p>
                </text:list-item>
                <text:list-item>
                  <text:p text:style-name="P9">existe(Dni):boolean</text:p>
                </text:list-item>
                <text:list-item>
                  <text:p text:style-name="P9">getMedicoYFecha():ArrayList</text:p>
                </text:list-item>
                <text:list-item>
                  <text:p text:style-name="P9">creaCita(Dni, medico, estado, fecha):void</text:p>
                </text:list-item>
                <text:list-item>
                  <text:p text:style-name="P9">almacenarCita(cita):void</text:p>
                </text:list-item>
                <text:list-item>
                  <text:p text:style-name="P9">getDniPaciente():string</text:p>
                </text:list-item>
                <text:list-item>
                  <text:p text:style-name="P9">getDniMedico():string</text:p>
                </text:list-item>
                <text:list-item>
                  <text:p text:style-name="P9">getFecha():Date</text:p>
                </text:list-item>
                <text:list-item>
                  <text:p text:style-name="P9">obtenerCita(Dni):Cita</text:p>
                </text:list-item>
                <text:list-item>
                  <text:p text:style-name="P9">getCita(Dni):Cita</text:p>
                </text:list-item>
                <text:list-item>
                  <text:p text:style-name="P9">setEstado(False):boolean</text:p>
                </text:list-item>
                <text:list-item>
                  <text:p text:style-name="P9">almacenar(cita):void</text:p>
                </text:list-item>
                <text:list-item>
                  <text:p text:style-name="P9">obtenerMedicoYCitas():ArrayList</text:p>
                </text:list-item>
                <text:list-item>
                  <text:p text:style-name="P9">estadisticasCitas(fecha_inicio, fecha_fin):ArrayList</text:p>
                </text:list-item>
                <text:list-item>
                  <text:p text:style-name="P9">getDatos(fecha_inicio, fecha_fin):ArrayList</text:p>
                </text:list-item>
              </text:list>
            </text:list-item>
          </text:list>
        </text:list-item>
        <text:list-item>
          <text:p text:style-name="P9">Receta</text:p>
          <text:list>
            <text:list-item>
              <text:p text:style-name="P9">Descripción: contiene las recetas que los médicos han prescrito a los pacientes.</text:p>
            </text:list-item>
          </text:list>
        </text:list-item>
        <text:list-item>
          <text:p text:style-name="P9">Turno</text:p>
          <text:list>
            <text:list-item>
              <text:p text:style-name="P9">Descripción: contiene los turnos de trabajo del personal médico.</text:p>
            </text:list-item>
            <text:list-item>
              <text:p text:style-name="P9">Métodos:</text:p>
              <text:list>
                <text:list-item>
                  <text:p text:style-name="P3">altaTurno(datos):void </text:p>
                </text:list-item>
                <text:list-item>
                  <text:p text:style-name="P3">asigna(datos):void </text:p>
                </text:list-item>
                <text:list-item>
                  <text:p text:style-name="P3">modoficaTurno(datos):void </text:p>
                </text:list-item>
                <text:list-item>
                  <text:p text:style-name="P3">existeTurno(tipo):boolean </text:p>
                </text:list-item>
                <text:list-item>
                  <text:p text:style-name="P3">existe(tipo):boolean </text:p>
                </text:list-item>
                <text:list-item>
                  <text:p text:style-name="P3">puedoBorrarTurno(Dni):boolean </text:p>
                </text:list-item>
                <text:list-item>
                  <text:p text:style-name="P3">puedo(Dni):boolean </text:p>
                </text:list-item>
                <text:list-item>
                  <text:p text:style-name="P3">borrarTurno(Dni):void </text:p>
                </text:list-item>
                <text:list-item>
                  <text:p text:style-name="P3">borrar(Dni):void </text:p>
                </text:list-item>
                <text:list-item>
                  <text:p text:style-name="P3">existeTurno(Dni):boolean </text:p>
                </text:list-item>
                <text:list-item>
                  <text:p text:style-name="P3">existe(Dni):boolean </text:p>
                </text:list-item>
                <text:list-item>
                  <text:p text:style-name="P3"><text:soft-page-break/>getTurno(Dni):Turno </text:p>
                </text:list-item>
                <text:list-item>
                  <text:p text:style-name="P3">getFechaInicio():Date </text:p>
                </text:list-item>
                <text:list-item>
                  <text:p text:style-name="P3">getHoraInicio():Time </text:p>
                </text:list-item>
                <text:list-item>
                  <text:p text:style-name="P3">consultarTurnos(fecha):ArrayList </text:p>
                </text:list-item>
                <text:list-item>
                  <text:p text:style-name="P3">getDatos(fecha):ArrayList</text:p>
                </text:list-item>
              </text:list>
            </text:list-item>
          </text:list>
        </text:list-item>
        <text:list-item>
          <text:p text:style-name="P9">Medicamento</text:p>
          <text:list>
            <text:list-item>
              <text:p text:style-name="P9">Descripción: contiene los datos de los medicamentos, así como un recuento del stock disponible en el almacén y el stock mínimo que deben de superar.</text:p>
            </text:list-item>
            <text:list-item>
              <text:p text:style-name="P9">Métodos:</text:p>
              <text:list>
                <text:list-item>
                  <text:p text:style-name="P9">getNombre():String</text:p>
                </text:list-item>
                <text:list-item>
                  <text:p text:style-name="P9">getStockMinimo():String</text:p>
                </text:list-item>
                <text:list-item>
                  <text:p text:style-name="P9">actualizaStock(NuevasExistencias:int):void</text:p>
                </text:list-item>
              </text:list>
            </text:list-item>
          </text:list>
        </text:list-item>
        <text:list-item>
          <text:p text:style-name="P9">Lote Medicamento</text:p>
          <text:list>
            <text:list-item>
              <text:p text:style-name="P9">Descripción: el Lote de un Medicamento son las líneas de pedido de éste. Creado por la necesidad de llevar un control de las fechas de caducidad de los distintos pedidos para un mismo medicamento y el control del stock total de éste.</text:p>
            </text:list-item>
            <text:list-item>
              <text:p text:style-name="P9">Métodos:</text:p>
              <text:list>
                <text:list-item>
                  <text:p text:style-name="P9">getFechaCaducidad():Date</text:p>
                </text:list-item>
                <text:list-item>
                  <text:p text:style-name="P9">getExistenciasLote():int</text:p>
                </text:list-item>
              </text:list>
            </text:list-item>
          </text:list>
        </text:list-item>
        <text:list-item>
          <text:p text:style-name="P9">Prueba Analisis</text:p>
          <text:list>
            <text:list-item>
              <text:p text:style-name="P9">Descripción: generalización que contiene los datos en común de las dos pruebas existentes de análisis.</text:p>
            </text:list-item>
          </text:list>
        </text:list-item>
        <text:list-item>
          <text:p text:style-name="P9">Orina</text:p>
          <text:list>
            <text:list-item>
              <text:p text:style-name="P9">Descripción: tipo de prueba de análisis. Creada para estructurar el diseño.</text:p>
            </text:list-item>
          </text:list>
        </text:list-item>
        <text:list-item>
          <text:p text:style-name="P9">Resultado Orina</text:p>
          <text:list>
            <text:list-item>
              <text:p text:style-name="P9">Descripción: guarda los resultados obtenidos para un atributo de una prueba de análisis de orina.</text:p>
            </text:list-item>
          </text:list>
        </text:list-item>
        <text:list-item>
          <text:p text:style-name="P9">Atributos Orina</text:p>
          <text:list>
            <text:list-item>
              <text:p text:style-name="P9">Descripción: clase que contiene los atributos que aparecen en las pruebas de análisis de orina. Creada para posibilitar la inserción de los atributos en la prueba de Orina.</text:p>
            </text:list-item>
          </text:list>
        </text:list-item>
        <text:list-item>
          <text:p text:style-name="P9">Sangre</text:p>
          <text:list>
            <text:list-item>
              <text:p text:style-name="P9">Descripción: tipo de prueba de análisis. Creada para estructurar el diseño.</text:p>
            </text:list-item>
          </text:list>
        </text:list-item>
        <text:list-item>
          <text:p text:style-name="P9">Resultado Sangre</text:p>
          <text:list>
            <text:list-item>
              <text:p text:style-name="P9">Descripción: guarda los resultados obtenidos para un atributo de una prueba de análisis de sangre.</text:p>
            </text:list-item>
          </text:list>
        </text:list-item>
        <text:list-item>
          <text:p text:style-name="P9">Atributos Sangre</text:p>
          <text:list>
            <text:list-item>
              <text:p text:style-name="P9">Descripción: clase que contiene los atributos que aparecen en las pruebas de análisis de sangre. Creada para posibilitar la inserción de los atributos en la prueba de Sangre.</text:p>
            </text:list-item>
          </text:list>
        </text:list-item>
        <text:list-item>
          <text:p text:style-name="P9"><text:soft-page-break/>Prueba Radiologia</text:p>
          <text:list>
            <text:list-item>
              <text:p text:style-name="P9">Descripción: generalización que contiene los datos comunes para los dos tipos de pruebas radiológicas posibles.</text:p>
            </text:list-item>
          </text:list>
        </text:list-item>
        <text:list-item>
          <text:p text:style-name="P9">Resonancia</text:p>
          <text:list>
            <text:list-item>
              <text:p text:style-name="P9">Descripción: contiene las pruebas de resonancia magnética de los pacientes.</text:p>
            </text:list-item>
          </text:list>
        </text:list-item>
        <text:list-item>
          <text:p text:style-name="P9">Imagen Resonancia</text:p>
          <text:list>
            <text:list-item>
              <text:p text:style-name="P9">Descripción: clase que contiene las imágenes que se pueden hacer en una sesión de resonancia magnética de una prueba para un paciente.</text:p>
            </text:list-item>
          </text:list>
        </text:list-item>
        <text:list-item>
          <text:p text:style-name="P9">Radiografia</text:p>
          <text:list>
            <text:list-item>
              <text:p text:style-name="P9">Descripción: contiene las pruebas de radiografía de los pacientes.</text:p>
            </text:list-item>
          </text:list>
        </text:list-item>
        <text:list-item>
          <text:p text:style-name="P9">Imagen Radiografía</text:p>
          <text:list>
            <text:list-item>
              <text:p text:style-name="P9">Descripción: clase que contiene las imágenes que se pueden hacer en una sesión de radiografía para las pruebas un paciente.</text:p>
            </text:list-item>
          </text:list>
        </text:list-item>
        <text:list-item>
          <text:p text:style-name="P9">Sistema</text:p>
          <text:list>
            <text:list-item>
              <text:p text:style-name="P9">Descripción: operaciones del sistema.</text:p>
            </text:list-item>
            <text:list-item>
              <text:p text:style-name="P9">Métodos:</text:p>
              <text:list>
                <text:list-item>
                  <text:p text:style-name="P6">validacionUsuario(Dni,Pas):Usuario</text:p>
                </text:list-item>
                <text:list-item>
                  <text:p text:style-name="P6">alta_cita(Dni):ArrayList elegirFecha(fecha):void </text:p>
                </text:list-item>
                <text:list-item>
                  <text:p text:style-name="P6">alta_citaOnline():ArrayList </text:p>
                </text:list-item>
                <text:list-item>
                  <text:p text:style-name="P6">altaPaciente(datosPaciente):void</text:p>
                </text:list-item>
                <text:list-item>
                  <text:p text:style-name="P6">generarContraseña():string </text:p>
                </text:list-item>
                <text:list-item>
                  <text:p text:style-name="P6">altaPersonal(datosPersonal):void </text:p>
                </text:list-item>
                <text:list-item>
                  <text:p text:style-name="P6">asignaTurno(Datos):boolean </text:p>
                </text:list-item>
                <text:list-item>
                  <text:p text:style-name="P6">asignarTurnoPersonal(Datos):boolean </text:p>
                </text:list-item>
                <text:list-item>
                  <text:p text:style-name="P6">modoficarTurno(Datos):boolean bajaTurno(tipo):boolean </text:p>
                </text:list-item>
                <text:list-item>
                  <text:p text:style-name="P6">consultarTurno(Datos):boolean cancelarCita(Dni):boolean </text:p>
                </text:list-item>
                <text:list-item>
                  <text:p text:style-name="P6">mostrarErrorCita():string cancelarCitaOnline():boolean </text:p>
                </text:list-item>
                <text:list-item>
                  <text:p text:style-name="P6">consultarCita(Dni):ArrayList </text:p>
                </text:list-item>
                <text:list-item>
                  <text:p text:style-name="P6">MostrarErrorPaciente():string </text:p>
                </text:list-item>
                <text:list-item>
                  <text:p text:style-name="P6">consultaCitaOnline():ArrayList </text:p>
                </text:list-item>
                <text:list-item>
                  <text:p text:style-name="P6">ModificarCita(Dni):boolean </text:p>
                </text:list-item>
                <text:list-item>
                  <text:p text:style-name="P6">ModificarCitaOnline():boolean obtenerDni():string </text:p>
                </text:list-item>
                <text:list-item>
                  <text:p text:style-name="P6">modificarDatosPersonalesAdmin(datos):void </text:p>
                </text:list-item>
                <text:list-item>
                  <text:p text:style-name="P6">modificarDatosPersonales(datos):void </text:p>
                </text:list-item>
                <text:list-item>
                  <text:p text:style-name="P6">compara(Dni,dni):boolean </text:p>
                </text:list-item>
                <text:list-item>
                  <text:p text:style-name="P6">consultarDatosPersonalesAdmin(Dni):ArrayList </text:p>
                </text:list-item>
                <text:list-item>
                  <text:p text:style-name="P6"><text:soft-page-break/>consultarDatosPersonales():ArrayList </text:p>
                </text:list-item>
                <text:list-item>
                  <text:p text:style-name="P6">EstadisticasCitas(fecha_inicio,fecha_fin):Array List </text:p>
                </text:list-item>
                <text:list-item>
                  <text:p text:style-name="P6">EstadisticasPersonalFecha(fecha):ArrayList</text:p>
                </text:list-item>
              </text:list>
            </text:list-item>
          </text:list>
        </text:list-item>
      </text:list>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NewRoman" svg:font-family="TimesNew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6" style:display-name="Heading 6" style:family="paragraph" style:parent-style-name="Heading" style:next-style-name="Text_20_body" style:default-outline-level="6" style:class="text" style:master-page-name="">
      <style:paragraph-properties style:page-number="auto"/>
      <style:text-properties fo:font-size="11.8000001907349pt" fo:font-style="normal" style:text-underline-style="solid" style:text-underline-width="auto" style:text-underline-color="font-color" fo:font-weight="normal"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 A</meta:initial-creator>
    <meta:creation-date>2011-04-15T16:49:57</meta:creation-date>
    <dc:date>2011-04-15T19:47:47</dc:date>
    <dc:creator>F A</dc:creator>
    <meta:editing-duration>PT2H42M30S</meta:editing-duration>
    <meta:editing-cycles>46</meta:editing-cycles>
    <meta:generator>OpenOffice.org/3.3$Unix OpenOffice.org_project/330m20$Build-9567</meta:generator>
    <meta:document-statistic meta:table-count="0" meta:image-count="0" meta:object-count="0" meta:page-count="5" meta:paragraph-count="133" meta:word-count="692" meta:character-count="5379"/>
  </office:meta>
</office:document-meta>
</file>